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FMono-Regular" svg:font-family="SFMono-Regular, Consolas, 'Liberation Mono', Menlo, Courier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Preformatted_20_Text">
      <style:paragraph-properties fo:margin-top="0in" fo:margin-bottom="0in" fo:line-height="145%" fo:text-align="start" style:justify-single-word="false" fo:orphans="2" fo:widows="2" fo:background-color="#f6f8fa" fo:padding="0in" fo:border="none">
        <style:background-image/>
      </style:paragraph-properties>
    </style:style>
    <style:style style:name="T1" style:family="text">
      <style:text-properties fo:font-variant="normal" fo:text-transform="none" fo:color="#333333" style:font-name="SFMono-Regular" fo:font-size="8.30000019073486pt" fo:letter-spacing="normal" fo:font-style="normal" fo:font-weight="normal" fo:background-color="transparent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tamask.io </text:p>
      <text:p text:style-name="Standard"/>
      <text:p text:style-name="Standard">1. Installation of the plugin </text:p>
      <text:p text:style-name="Standard"/>
      <text:p text:style-name="Standard"><text:a xlink:type="simple" xlink:href="https://metamask.io/" text:style-name="Internet_20_link" text:visited-style-name="Visited_20_Internet_20_Link">https://metamask.io/</text:a></text:p>
      <text:p text:style-name="Standard"/>
      <text:list xml:id="list2203046104328416875" text:style-name="L1">
        <text:list-item>
          <text:p text:style-name="P1">Get some ether for testing purpose</text:p>
        </text:list-item>
      </text:list>
      <text:p text:style-name="Standard"/>
      <text:list xml:id="list3411576949247816981" text:style-name="L2">
        <text:list-item>
          <text:p text:style-name="P2">Choose ropsten network</text:p>
        </text:list-item>
        <text:list-item>
          <text:p text:style-name="P2">Create account using metamask </text:p>
        </text:list-item>
        <text:list-item>
          <text:p text:style-name="P2">get some faucet for yaur account</text:p>
        </text:list-item>
        <text:list-item>
          <text:p text:style-name="P2">Transfer ether from accounts </text:p>
        </text:list-item>
        <text:list-item>
          <text:p text:style-name="P2">See transaction on etherscan</text:p>
        </text:list-item>
      </text:list>
      <text:p text:style-name="Standard"/>
      <text:p text:style-name="Standard"/>
      <text:p text:style-name="P3">Private network on ethereum</text:p>
      <text:p text:style-name="Standard"/>
      <text:p text:style-name="Standard">Configuration file: genesis.json</text:p>
      <text:p text:style-name="Standard"/>
      <text:p text:style-name="Preformatted_20_Text"><text:span text:style-name="Source_20_Text"><text:span text:style-name="T1">cd ~/gethDataDir</text:span></text:span></text:p>
      <text:p text:style-name="P4"><text:span text:style-name="Source_20_Text"><text:span text:style-name="T1">geth --datadir ~/gethDataDir/ init genesis.json</text:span></text:span></text:p>
      <text:p text:style-name="Standard"/>
      <text:p text:style-name="Standard">Starting ethereum network <text:s/></text:p>
      <text:p text:style-name="Standard"/>
      <text:p text:style-name="Preformatted_20_Text"><text:span text:style-name="Source_20_Text"><text:span text:style-name="T1">geth --datadir ~/gethDataDir --networkid 15</text:span></text:span></text:p>
      <text:p text:style-name="Standard"/>
      <text:p text:style-name="Standard"/>
      <text:p text:style-name="Standard">Connect to the IPC endpoint (Starting and use the console)</text:p>
      <text:p text:style-name="Standard"/>
      <text:p text:style-name="Standard">List ethereum account and get balance </text:p>
      <text:p text:style-name="Standard"/>
      <text:p text:style-name="Preformatted_20_Text"><text:span text:style-name="Source_20_Text"><text:span text:style-name="T1">web3.eth.accounts</text:span></text:span></text:p>
      <text:p text:style-name="P4"><text:span text:style-name="Source_20_Text"><text:span text:style-name="T1">web3.eth.getBalance(web3.eth.accounts[0])</text:span></text:span></text:p>
      <text:p text:style-name="P4"><text:span text:style-name="Source_20_Text"><text:span text:style-name="T1">web3.eth.getBalance(web3.eth.accounts[1])</text:span></text:span></text:p>
      <text:p text:style-name="Standard"/>
      <text:p text:style-name="P3">Connect Metamask with yaur private network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FMono-Regular" svg:font-family="SFMono-Regular, Consolas, 'Liberation Mono', Menlo, Courier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27T23:28:03</meta:creation-date>
    <dc:date>2019-03-29T07:41:20</dc:date>
    <meta:editing-duration>PT6M28S</meta:editing-duration>
    <meta:editing-cycles>1</meta:editing-cycles>
    <meta:generator>OpenOffice/4.1.2$Unix OpenOffice.org_project/412m3$Build-9782</meta:generator>
    <meta:document-statistic meta:table-count="0" meta:image-count="0" meta:object-count="0" meta:page-count="1" meta:paragraph-count="21" meta:word-count="90" meta:character-count="673"/>
  </office:meta>
</office:document-meta>
</file>